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22cm" fo:min-width="1.544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7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8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start="Arrowheads_20_14" draw:marker-start-width="0.3cm"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8" draw:marker-end-width="0.3cm" draw:fill="none" draw:textarea-vertical-align="middle"/>
    </style:style>
    <style:style style:name="gr11" style:family="graphic" style:parent-style-name="objectwithoutfill">
      <style:graphic-properties draw:marker-end="Arrowheads_20_19" draw:marker-end-width="0.3cm" draw:fill="none" draw:textarea-vertical-align="middle"/>
    </style:style>
    <style:style style:name="gr12" style:family="graphic" style:parent-style-name="objectwithoutfill">
      <style:graphic-properties draw:marker-start="Arrowheads_20_20" draw:marker-start-width="0.3cm" draw:marker-end="Arrowheads_20_21" draw:marker-end-width="0.3cm" draw:fill="none" draw:textarea-vertical-align="middle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</style:style>
    <style:style style:name="gr15" style:family="graphic" style:parent-style-name="objectwithoutfill">
      <style:graphic-properties draw:marker-start="Arrowheads_20_25" draw:marker-start-width="0.3cm" draw:marker-end="Arrowheads_20_2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objectwithoutfill">
      <style:graphic-properties draw:marker-end="Arrowheads_20_28" draw:marker-end-width="0.3cm" draw:fill="none" draw:textarea-vertical-align="middle"/>
    </style:style>
    <style:style style:name="gr19" style:family="graphic" style:parent-style-name="objectwithoutfill">
      <style:graphic-properties draw:marker-end="Arrowheads_20_29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3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3pt"/>
    </style:style>
    <style:style style:name="T3" style:family="text">
      <style:text-properties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95cm" svg:height="2.984cm" svg:x="24.5cm" svg:y="16cm">
          <text:p text:style-name="P1"><text:span text:style-name="T1"/></text:p>
          <text:p text:style-name="P1"><text:span text:style-name="T2">Armazenamento</text:span></text:p>
          <text:p text:style-name="P1"><text:span text:style-name="T1"/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5" draw:id="id5" draw:layer="layout" svg:width="4cm" svg:height="3cm" svg:x="19.5cm" svg:y="16cm">
          <text:p text:style-name="P2"><text:span text:style-name="T2">Gerenciador de </text:span><text:span text:style-name="T2">armazenam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cm" svg:height="3cm" svg:x="14.25cm" svg:y="16cm">
          <text:p text:style-name="P2"><text:span text:style-name="T2">Gerenciador de </text:span><text:span text:style-name="T3">buff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5cm" svg:height="2.5cm" svg:x="25cm" svg:y="12.5cm">
          <text:p text:style-name="P2"><text:span text:style-name="T2">Buff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3" draw:id="id3" draw:layer="layout" svg:width="4cm" svg:height="3cm" svg:x="9cm" svg:y="16cm">
          <text:p text:style-name="P3"><text:span text:style-name="T2">Geren</text:span><text:span text:style-name="T2">ciador </text:span><text:span text:style-name="T2">de </text:span><text:span text:style-name="T2">índice</text:span><text:span text:style-name="T2">s/arqui</text:span><text:span text:style-name="T2">vos e </text:span><text:span text:style-name="T2">registr</text:span><text:span text:style-name="T2">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3cm" svg:x="9cm" svg:y="12cm">
          <text:p text:style-name="P3"><text:span text:style-name="T2">Motor de execu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3cm" svg:x="3cm" svg:y="16cm">
          <text:p text:style-name="P3"><text:span text:style-name="T2">Compilador de consult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7cm" svg:y1="17.5cm" svg:x2="9cm" svg:y2="13.5cm" draw:start-shape="id1" draw:end-shape="id2" svg:d="M7000 17500c1500 0 500-4000 2000-4000" svg:viewBox="0 0 2001 4001">
          <text:p/>
        </draw:connector>
        <draw:connector draw:style-name="gr5" draw:text-style-name="P4" draw:layer="layout" draw:type="lines" svg:x1="11cm" svg:y1="15cm" svg:x2="11cm" svg:y2="16cm" draw:start-shape="id2" draw:end-shape="id3" svg:d="M11000 15000v501-2 501" svg:viewBox="0 0 1 1001">
          <text:p/>
        </draw:connector>
        <draw:connector draw:style-name="gr6" draw:text-style-name="P4" draw:layer="layout" draw:type="lines" svg:x1="13cm" svg:y1="17.5cm" svg:x2="14.25cm" svg:y2="17.5cm" draw:start-shape="id3" draw:end-shape="id4" svg:d="M13000 17500h501 248 501" svg:viewBox="0 0 1251 1">
          <text:p/>
        </draw:connector>
        <draw:connector draw:style-name="gr7" draw:text-style-name="P4" draw:layer="layout" draw:type="lines" svg:x1="18.25cm" svg:y1="17.5cm" svg:x2="19.5cm" svg:y2="17.5cm" draw:start-shape="id4" draw:end-shape="id5" svg:d="M18250 17500h501 248 501" svg:viewBox="0 0 1251 1">
          <text:p/>
        </draw:connector>
        <draw:connector draw:style-name="gr8" draw:text-style-name="P4" draw:layer="layout" draw:type="lines" svg:x1="23.5cm" svg:y1="17.5cm" svg:x2="24.5cm" svg:y2="17.492cm" draw:start-shape="id5" draw:end-shape="id6" svg:d="M23500 17500h501l-2-8h501" svg:viewBox="0 0 1001 9">
          <text:p/>
        </draw:connector>
        <draw:connector draw:style-name="gr9" draw:text-style-name="P4" draw:layer="layout" draw:type="curve" svg:x1="16.25cm" svg:y1="16cm" svg:x2="25cm" svg:y2="13.75cm" draw:start-shape="id4" draw:start-glue-point="0" draw:end-shape="id7" svg:d="M16250 16000c0-1500 2916-2250 8750-2250" svg:viewBox="0 0 8751 2251">
          <text:p/>
        </draw:connector>
        <draw:custom-shape draw:style-name="gr2" draw:text-style-name="P2" xml:id="id8" draw:id="id8" draw:layer="layout" svg:width="4cm" svg:height="3cm" svg:x="9cm" svg:y="7cm">
          <text:p text:style-name="P3"><text:span text:style-name="T2">Log e recuperação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s" svg:x1="11cm" svg:y1="12cm" svg:x2="11cm" svg:y2="10cm" draw:start-shape="id2" draw:end-shape="id8" svg:d="M11000 12000v-501-998-501" svg:viewBox="0 0 1 2001">
          <text:p/>
        </draw:connector>
        <draw:custom-shape draw:style-name="gr2" draw:text-style-name="P2" xml:id="id9" draw:id="id9" draw:layer="layout" svg:width="4cm" svg:height="3cm" svg:x="3cm" svg:y="9.75cm">
          <text:p text:style-name="P3"><text:span text:style-name="T2">Compilador DDL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7cm" svg:y1="11.25cm" svg:x2="9cm" svg:y2="13.5cm" draw:start-shape="id9" draw:end-shape="id2" draw:end-glue-point="3" svg:d="M7000 11250c1500 0 500 2250 2000 2250" svg:viewBox="0 0 2001 2251">
          <text:p/>
        </draw:connector>
        <draw:custom-shape draw:style-name="gr2" draw:text-style-name="P2" xml:id="id10" draw:id="id10" draw:layer="layout" svg:width="4cm" svg:height="3cm" svg:x="16cm" svg:y="7cm">
          <text:p text:style-name="P3"><text:span text:style-name="T2">Controle de concorrênci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13cm" svg:y1="13.5cm" svg:x2="18cm" svg:y2="10cm" draw:start-shape="id2" draw:start-glue-point="1" draw:end-shape="id10" draw:end-glue-point="2" svg:d="M13000 13500c3334 0 5000-1166 5000-3500" svg:viewBox="0 0 5001 3501">
          <text:p/>
        </draw:connector>
        <draw:custom-shape draw:style-name="gr2" draw:text-style-name="P2" xml:id="id11" draw:id="id11" draw:layer="layout" svg:width="4cm" svg:height="3cm" svg:x="9cm" svg:y="2.5cm">
          <text:p text:style-name="P3"><text:span text:style-name="T2">Gerenciador de transaçõe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13cm" svg:y1="4cm" svg:x2="16cm" svg:y2="8.5cm" draw:start-shape="id11" draw:end-shape="id10" svg:d="M13000 4000c2250 0 750 4500 3000 4500" svg:viewBox="0 0 3001 4501">
          <text:p/>
        </draw:connector>
        <draw:connector draw:style-name="gr14" draw:text-style-name="P4" draw:layer="layout" draw:type="lines" svg:x1="11cm" svg:y1="5.5cm" svg:x2="11cm" svg:y2="7cm" draw:start-shape="id11" draw:end-shape="id8" svg:d="M11000 5500v501 498 501" svg:viewBox="0 0 1 1501">
          <text:p/>
        </draw:connector>
        <draw:custom-shape draw:style-name="gr3" draw:text-style-name="P2" xml:id="id12" draw:id="id12" draw:layer="layout" svg:width="3.25cm" svg:height="2.5cm" svg:x="24cm" svg:y="2.75cm">
          <text:p text:style-name="P2"><text:span text:style-name="T2">Tabela de </text:span><text:span text:style-name="T3">locks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5" draw:text-style-name="P4" draw:layer="layout" draw:type="curve" svg:x1="20cm" svg:y1="8.5cm" svg:x2="24cm" svg:y2="4cm" draw:start-shape="id10" draw:end-shape="id12" draw:end-glue-point="3" svg:d="M20000 8500c3000 0 1000-4500 4000-4500" svg:viewBox="0 0 4001 4501">
          <text:p/>
        </draw:connector>
        <draw:frame draw:style-name="gr16" draw:text-style-name="P5" xml:id="id15" draw:id="id15" draw:layer="layout" svg:width="4.761cm" svg:height="0.962cm" draw:transform="rotate (1.5707963267949) translate (1.287cm 19.886cm)">
          <draw:text-box>
            <text:p>Comando DML</text:p>
          </draw:text-box>
        </draw:frame>
        <draw:frame draw:style-name="gr16" draw:text-style-name="P5" xml:id="id14" draw:id="id14" draw:layer="layout" svg:width="4.689cm" svg:height="0.962cm" draw:transform="rotate (1.5707963267949) translate (1.288cm 13.689cm)">
          <draw:text-box>
            <text:p>Comando DDL</text:p>
          </draw:text-box>
        </draw:frame>
        <draw:frame draw:style-name="gr16" draw:text-style-name="P5" xml:id="id13" draw:id="id13" draw:layer="layout" svg:width="3.47cm" svg:height="0.962cm" draw:transform="rotate (1.5707963267949) translate (6cm 6cm)">
          <draw:text-box>
            <text:p>Transação</text:p>
          </draw:text-box>
        </draw:frame>
        <draw:connector draw:style-name="gr17" draw:text-style-name="P4" draw:layer="layout" draw:type="curve" svg:x1="6.962cm" svg:y1="4.265cm" svg:x2="9cm" svg:y2="4cm" draw:start-shape="id13" draw:start-glue-point="2" draw:end-shape="id11" svg:d="M6962 4265c1528 0 510-265 2038-265" svg:viewBox="0 0 2039 266">
          <text:p/>
        </draw:connector>
        <draw:connector draw:style-name="gr18" draw:text-style-name="P4" draw:layer="layout" draw:type="curve" svg:x1="2.25cm" svg:y1="11.345cm" svg:x2="3cm" svg:y2="11.25cm" draw:start-shape="id14" draw:start-glue-point="2" draw:end-shape="id9" draw:end-glue-point="3" svg:d="M2250 11345c562 0 188-95 750-95" svg:viewBox="0 0 751 96">
          <text:p/>
        </draw:connector>
        <draw:connector draw:style-name="gr19" draw:text-style-name="P4" draw:layer="layout" draw:type="curve" svg:x1="2.249cm" svg:y1="17.506cm" svg:x2="3cm" svg:y2="17.5cm" draw:start-shape="id15" draw:start-glue-point="2" draw:end-shape="id1" draw:end-glue-point="3" svg:d="M2249 17506c562 0 187-6 751-6" svg:viewBox="0 0 752 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6T16:04:14.102456920</meta:creation-date>
    <dc:date>2023-11-21T07:26:36.347914046</dc:date>
    <meta:editing-duration>PT10M26S</meta:editing-duration>
    <meta:editing-cycles>2</meta:editing-cycles>
    <meta:generator>LibreOffice/7.3.7.2$Linux_X86_64 LibreOffice_project/30$Build-2</meta:generator>
    <meta:document-statistic meta:object-count="30"/>
  </office:meta>
</office:document-meta>
</file>